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style:contextual-spacing="false" fo:line-height="100%"/>
      <style:text-properties style:font-name="FreeSans"/>
    </style:style>
    <style:style style:name="P2" style:family="paragraph" style:parent-style-name="Standard">
      <style:paragraph-properties fo:margin-top="0cm" fo:margin-bottom="0cm" style:contextual-spacing="false" fo:line-height="100%"/>
      <style:text-properties style:font-name="FreeSans" officeooo:rsid="0018b470" officeooo:paragraph-rsid="0018b470"/>
    </style:style>
    <style:style style:name="P3" style:family="paragraph" style:parent-style-name="Standard">
      <style:paragraph-properties fo:margin-top="0cm" fo:margin-bottom="0cm" style:contextual-spacing="false" fo:line-height="100%"/>
      <style:text-properties style:font-name="FreeSans" officeooo:rsid="001c3db5" officeooo:paragraph-rsid="001c3db5"/>
    </style:style>
    <style:style style:name="P4"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18bdfc" officeooo:paragraph-rsid="000ca440" style:font-size-asian="11pt" style:font-size-complex="11pt"/>
    </style:style>
    <style:style style:name="P5"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0ca440" officeooo:paragraph-rsid="000ca440" style:font-size-asian="11pt" style:font-weight-asian="normal" style:font-size-complex="11pt" style:font-weight-complex="normal"/>
    </style:style>
    <style:style style:name="P6"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7"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paragraph-rsid="000a49f7" style:font-size-asian="11pt" style:font-size-complex="11pt"/>
    </style:style>
    <style:style style:name="P8"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9"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16debf" officeooo:paragraph-rsid="000a49f7" style:font-size-asian="11pt" style:font-size-complex="11pt"/>
    </style:style>
    <style:style style:name="P10"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0ca440" officeooo:paragraph-rsid="000ca440" style:font-size-asian="11pt" style:font-size-complex="11pt"/>
    </style:style>
    <style:style style:name="P11"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paragraph-rsid="000a49f7"/>
    </style:style>
    <style:style style:name="P12"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rsid="000ca440" officeooo:paragraph-rsid="000ca440"/>
    </style:style>
    <style:style style:name="P13" style:family="paragraph" style:parent-style-name="Standard">
      <style:paragraph-properties fo:margin-top="0cm" fo:margin-bottom="0cm" style:contextual-spacing="false" fo:line-height="100%"/>
      <style:text-properties style:font-name="FreeSans" officeooo:rsid="001c3db5" officeooo:paragraph-rsid="001c3db5"/>
    </style:style>
    <style:style style:name="P14" style:family="paragraph" style:parent-style-name="Standard">
      <style:paragraph-properties fo:margin-top="0cm" fo:margin-bottom="0cm" style:contextual-spacing="false" fo:line-height="100%"/>
      <style:text-properties style:font-name="FreeSans" officeooo:rsid="001d9c6d" officeooo:paragraph-rsid="001d9c6d"/>
    </style:style>
    <style:style style:name="P15" style:family="paragraph" style:parent-style-name="Standard">
      <style:paragraph-properties fo:margin-top="0cm" fo:margin-bottom="0cm" style:contextual-spacing="false" fo:line-height="100%"/>
      <style:text-properties style:font-name="FreeSans" officeooo:rsid="001d9c6d" officeooo:paragraph-rsid="001f8608"/>
    </style:style>
    <style:style style:name="P16" style:family="paragraph" style:parent-style-name="Standard">
      <style:paragraph-properties fo:margin-top="0cm" fo:margin-bottom="0cm" style:contextual-spacing="false" fo:line-height="100%"/>
      <style:text-properties style:font-name="FreeSans" officeooo:rsid="001d9c6d" officeooo:paragraph-rsid="002112a6"/>
    </style:style>
    <style:style style:name="P17" style:family="paragraph" style:parent-style-name="Standard">
      <style:paragraph-properties fo:margin-top="0cm" fo:margin-bottom="0cm" style:contextual-spacing="false" fo:line-height="100%"/>
      <style:text-properties style:font-name="FreeSans" officeooo:rsid="001d9c6d" officeooo:paragraph-rsid="00232b73"/>
    </style:style>
    <style:style style:name="P18" style:family="paragraph" style:parent-style-name="Standard" style:master-page-name="Standard">
      <style:paragraph-properties fo:margin-top="0cm" fo:margin-bottom="0cm" style:contextual-spacing="false" fo:line-height="100%" fo:text-align="center" style:justify-single-word="false" style:page-number="auto"/>
      <style:text-properties style:font-name="FreeSans" fo:font-size="14pt" fo:font-weight="bold" officeooo:rsid="00232b73" officeooo:paragraph-rsid="00232b73" style:font-size-asian="14pt" style:font-weight-asian="bold" style:font-size-complex="14pt" style:font-weight-complex="bold"/>
    </style:style>
    <style:style style:name="T1" style:family="text">
      <style:text-properties fo:font-variant="normal" fo:text-transform="none" fo:color="#000000" fo:font-size="11pt" fo:letter-spacing="normal" fo:font-style="normal" fo:font-weight="normal" style:font-size-asian="11pt" style:font-size-complex="11pt"/>
    </style:style>
    <style:style style:name="T2" style:family="text">
      <style:text-properties fo:font-variant="normal" fo:text-transform="none" fo:color="#000000" fo:font-size="11pt" fo:letter-spacing="normal" fo:font-style="normal" fo:font-weight="normal" officeooo:rsid="0016debf" style:font-size-asian="11pt" style:font-size-complex="11pt"/>
    </style:style>
    <style:style style:name="T3" style:family="text">
      <style:text-properties officeooo:rsid="001c3db5"/>
    </style:style>
    <style:style style:name="T4" style:family="text">
      <style:text-properties officeooo:rsid="001f8608"/>
    </style:style>
    <style:style style:name="T5" style:family="text">
      <style:text-properties officeooo:rsid="002112a6"/>
    </style:style>
    <style:style style:name="T6" style:family="text">
      <style:text-properties officeooo:rsid="00232b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esafios da comunicação segura são abordados durante o FISL15</text:p>
      <text:p text:style-name="P1"><text:s/></text:p>
      <text:p text:style-name="P2"/>
      <text:p text:style-name="P17"><text:span text:style-name="T6">Fórum Internacional Software Livre (FISL15) debate a importância da segurança de dados</text:span></text:p>
      <text:p text:style-name="P17"><text:span text:style-name="T6"><text:s/></text:span></text:p>
      <text:p text:style-name="P17"><text:span text:style-name="T6"></text:span></text:p>
      <text:p text:style-name="P17"><text:span text:style-name="T6">Quando pensamos em segurança de dados lembra-se do caso Snowden e NSA (Agência de Segurança dos Estados Unidos). Lembra-se também da proteção de senhas e como nossos dados ficam espalhados em diversos computadores que usamos e servidores em que estão hospedados serviços que somos cadastrados. A segurança da informação e comunicação é isso também, mas há mais.</text:span></text:p>
      <text:p text:style-name="P17"><text:span text:style-name="T6"></text:span></text:p>
      <text:p text:style-name="P17"><text:span text:style-name="T6">Segundo o palestrante no espaço CriptoParty, Daniel Kahn Gillmor, a comunicação segura é importante, pois esta diretamente ligada ao exercício da liberdade de expressão, além de tratar da segurança empresarial. O especialista afirma que isto dá liberdade política e social para as pessoas se expressarem e se desenvolverem e que isto é, exatamente, o mesmo princípio do Software Livre.</text:span></text:p>
      <text:p text:style-name="P17"><text:span text:style-name="T6"></text:span></text:p>
      <text:p text:style-name="P17"><text:span text:style-name="T6">- As pessoas devem poder se expressar de forma livre sem ter medos. No mundo dos negócios o empresário deve ter direito a conversas privadas que não coloquem sua empresa em risco É esta segurança da comunicação que tratamos - defende.</text:span></text:p>
      <text:p text:style-name="P17"><text:span text:style-name="T6"></text:span></text:p>
      <text:p text:style-name="P17"><text:span text:style-name="T6">O debate no FISL15 também contou com a participação de André Bianchi e do Tecnologista Sênior membro da Electronic Frontier Foundation (EFF), Seth Schoen. Este detalhou que informação segura é uma vida de mão dupla - que ela pode tanto proteger o que sai e o que entra em determinado local, assim como o que não sai e não entra.</text:span></text:p>
      <text:p text:style-name="P17"><text:span text:style-name="T6"></text:span></text:p>
      <text:p text:style-name="P17"><text:span text:style-name="T6">- Dependendo de como se trata a situação de segurança da informação, esta área pode ser considerada como proteção de dados (não deixar abertos os dados de um usuário para vista de outros) assim como censura (não deixar entrar informações de outras áreas dentro de um determinado local ou não deixar pessoas se expressarem) - explica.</text:span></text:p>
      <text:p text:style-name="P17"><text:span text:style-name="T6"></text:span></text:p>
      <text:p text:style-name="P17"><text:span text:style-name="T6">Segundo Gillmor, a proteção da informação pode ter diversos lados de uma certa confidencialidade.</text:span></text:p>
      <text:p text:style-name="P17"><text:span text:style-name="T6"></text:span></text:p>
      <text:p text:style-name="P17"><text:span text:style-name="T6">- A segurança pode ter o viés de que a troca de informações permaneça privada, que a integridade da mensagem não se altere, que a autenticidade da mensagem não seja modificada e até que o anonimato do emissor e do receptor seja mantido - explica.</text:span></text:p>
      <text:p text:style-name="P17"/>
      <text:p text:style-name="P17"><text:span text:style-name="T6">O Fórum Internacional Software Livre ocorre até sábado (10/05), no Centro de Eventos da PUC-RS. Outras informações podem ser obtidas no site </text:span><text:a xlink:type="simple" xlink:href="http://www.fisl.org.br/"><text:span text:style-name="T6">www.fisl.org.br</text:span></text:a></text:p>
      <text:p text:style-name="P3"/>
      <text:p text:style-name="P3"/>
      <text:p text:style-name="P6"/>
      <text:p text:style-name="P6">Sobre o FISL </text:p>
      <text:p text:style-name="P5"/>
      <text:p text:style-name="P5">O Fórum Internacional Software Livre esteve sempre propondo os debates mais prementes sobre tecnologia e liberdade. O sucesso é resultado do trabalho, da colaboração e do envolvimento de milhares de pessoas que acreditam nas soluções tecnológicas e educacionais livres, no conhecimento como bem público e na força de tecnologias de informação como ferramentas de empoderamento para a democracia. </text:p>
      <text:p text:style-name="P5"/>
      <text:p text:style-name="P6">Assessoria de Imprensa </text:p>
      <text:p text:style-name="P5">Fones: (51) 3361.6016 / (51) 8536.0690 / (51) 8536.0691 </text:p>
      <text:p text:style-name="P5">E-mail: <text:s/>playpress@playpress.com.br</text:p>
      <text:p text:style-name="P5"/>
      <text:p text:style-name="P5"><text:soft-page-break/>Redação: Mariana da Rosa </text:p>
      <text:p text:style-name="P5">Coordenação: Marcelo Matusiak</text:p>
      <text:p text:style-name="P4"/>
      <text:p text:style-name="P7">Material promocional do FISL e logotipo em alta resolução e vetorial:</text:p>
      <text:p text:style-name="P11"><text:a xlink:type="simple" xlink:href="http://comunicacao.softwarelivre.org/fisl15"><text:span text:style-name="T2">http://comunicacao.softwarelivre.org/fisl15</text:span></text:a></text:p>
      <text:p text:style-name="P9"/>
      <text:p text:style-name="P8">Fotos em alta resolução da última edição do FISL:</text:p>
      <text:p text:style-name="P12"><text:a xlink:type="simple" xlink:href="https://www.flickr.com/photos/fisl14"><text:span text:style-name="T1">https://www.flickr.com/photos/fisl14</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layPress</meta:initial-creator>
    <dc:creator>Paulo Santana</dc:creator>
    <meta:editing-cycles>17</meta:editing-cycles>
    <meta:creation-date>2014-04-30T13:37:00</meta:creation-date>
    <dc:date>2014-05-07T17:32:39.261128558</dc:date>
    <meta:editing-duration>PT27M14S</meta:editing-duration>
    <meta:generator>LibreOffice/4.1.3.2$Linux_x86 LibreOffice_project/410m0$Build-2</meta:generator>
    <meta:document-statistic meta:table-count="0" meta:image-count="0" meta:object-count="0" meta:page-count="2" meta:paragraph-count="30" meta:word-count="480" meta:character-count="3078" meta:non-whitespace-character-count="25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